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02c87" officeooo:paragraph-rsid="00202c87"/>
    </style:style>
    <style:style style:name="P2" style:family="paragraph" style:parent-style-name="Standard">
      <style:text-properties officeooo:rsid="00210c4a" officeooo:paragraph-rsid="00202c87"/>
    </style:style>
    <style:style style:name="P3" style:family="paragraph" style:parent-style-name="Standard">
      <style:text-properties officeooo:rsid="00210c4a" officeooo:paragraph-rsid="00210c4a"/>
    </style:style>
    <style:style style:name="P4" style:family="paragraph" style:parent-style-name="Standard">
      <style:text-properties officeooo:rsid="0022ca80" officeooo:paragraph-rsid="0022ca80"/>
    </style:style>
    <style:style style:name="P5" style:family="paragraph" style:parent-style-name="Standard">
      <style:text-properties officeooo:rsid="0023d525" officeooo:paragraph-rsid="0023d525"/>
    </style:style>
    <style:style style:name="P6" style:family="paragraph" style:parent-style-name="Standard">
      <style:text-properties officeooo:rsid="002550b5" officeooo:paragraph-rsid="002550b5"/>
    </style:style>
    <style:style style:name="P7" style:family="paragraph" style:parent-style-name="Standard">
      <style:text-properties officeooo:rsid="00282cc6" officeooo:paragraph-rsid="00282cc6"/>
    </style:style>
    <style:style style:name="P8" style:family="paragraph" style:parent-style-name="Standard">
      <style:text-properties officeooo:rsid="002936d1" officeooo:paragraph-rsid="002550b5"/>
    </style:style>
    <style:style style:name="P9" style:family="paragraph" style:parent-style-name="Standard">
      <style:text-properties officeooo:rsid="002936d1" officeooo:paragraph-rsid="002936d1"/>
    </style:style>
    <style:style style:name="P10" style:family="paragraph" style:parent-style-name="Standard">
      <style:text-properties officeooo:rsid="002936d1" officeooo:paragraph-rsid="00282cc6"/>
    </style:style>
    <style:style style:name="P11" style:family="paragraph" style:parent-style-name="Standard">
      <style:text-properties officeooo:rsid="002afb0d" officeooo:paragraph-rsid="002afb0d"/>
    </style:style>
    <style:style style:name="P12" style:family="paragraph" style:parent-style-name="Standard">
      <style:text-properties officeooo:rsid="0022ca80" officeooo:paragraph-rsid="00210c4a"/>
    </style:style>
    <style:style style:name="P13" style:family="paragraph" style:parent-style-name="Standard">
      <style:text-properties officeooo:rsid="002c7268" officeooo:paragraph-rsid="002c7268"/>
    </style:style>
    <style:style style:name="P14" style:family="paragraph" style:parent-style-name="Standard">
      <style:text-properties officeooo:rsid="002d474f" officeooo:paragraph-rsid="002d474f"/>
    </style:style>
    <style:style style:name="P15" style:family="paragraph" style:parent-style-name="Standard">
      <style:text-properties officeooo:rsid="002f37b0" officeooo:paragraph-rsid="002f37b0"/>
    </style:style>
    <style:style style:name="P16" style:family="paragraph" style:parent-style-name="Standard">
      <style:text-properties officeooo:rsid="0032e87a" officeooo:paragraph-rsid="002f37b0"/>
    </style:style>
    <style:style style:name="P17" style:family="paragraph" style:parent-style-name="Standard">
      <style:text-properties officeooo:rsid="0034f046" officeooo:paragraph-rsid="0034f046"/>
    </style:style>
    <style:style style:name="P18" style:family="paragraph" style:parent-style-name="Standard">
      <style:text-properties officeooo:rsid="0036dd05" officeooo:paragraph-rsid="0036dd05"/>
    </style:style>
    <style:style style:name="P19" style:family="paragraph" style:parent-style-name="Standard">
      <style:text-properties officeooo:rsid="00383428" officeooo:paragraph-rsid="00383428"/>
    </style:style>
    <style:style style:name="P20" style:family="paragraph" style:parent-style-name="Standard">
      <style:text-properties officeooo:rsid="00383428" officeooo:paragraph-rsid="0039840c"/>
    </style:style>
    <style:style style:name="P21" style:family="paragraph" style:parent-style-name="Standard">
      <style:text-properties officeooo:rsid="003aea88" officeooo:paragraph-rsid="003aea88"/>
    </style:style>
    <style:style style:name="P22" style:family="paragraph" style:parent-style-name="Standard">
      <style:text-properties officeooo:rsid="003ba19c" officeooo:paragraph-rsid="003ba19c"/>
    </style:style>
    <style:style style:name="P23" style:family="paragraph" style:parent-style-name="Standard">
      <style:text-properties officeooo:rsid="003d1c8f" officeooo:paragraph-rsid="003d1c8f"/>
    </style:style>
    <style:style style:name="T1" style:family="text">
      <style:text-properties officeooo:rsid="00210c4a"/>
    </style:style>
    <style:style style:name="T2" style:family="text">
      <style:text-properties officeooo:rsid="0023d525"/>
    </style:style>
    <style:style style:name="T3" style:family="text">
      <style:text-properties officeooo:rsid="002550b5"/>
    </style:style>
    <style:style style:name="T4" style:family="text">
      <style:text-properties officeooo:rsid="0026ca86"/>
    </style:style>
    <style:style style:name="T5" style:family="text">
      <style:text-properties officeooo:rsid="002afb0d"/>
    </style:style>
    <style:style style:name="T6" style:family="text">
      <style:text-properties officeooo:rsid="002bba39"/>
    </style:style>
    <style:style style:name="T7" style:family="text">
      <style:text-properties officeooo:rsid="002d474f"/>
    </style:style>
    <style:style style:name="T8" style:family="text">
      <style:text-properties officeooo:rsid="002f37b0"/>
    </style:style>
    <style:style style:name="T9" style:family="text">
      <style:text-properties officeooo:rsid="00383428"/>
    </style:style>
    <style:style style:name="T10" style:family="text">
      <style:text-properties officeooo:rsid="0039840c"/>
    </style:style>
    <style:style style:name="T11" style:family="text">
      <style:text-properties officeooo:rsid="003ba19c"/>
    </style:style>
    <style:style style:name="T12" style:family="text">
      <style:text-properties officeooo:rsid="003d1c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iew: We’ve already covered a lot of ground! You’ve learned to connect to a database, return data from a table, filter the data in a table aggregate that data and put it in what ever order you need. Lets connect to the database and review a few of those things</text:p>
      <text:p text:style-name="P1"/>
      <text:p text:style-name="P1">EX 1: 15 minutes</text:p>
      <text:p text:style-name="P1"/>
      <text:p text:style-name="P1">***************************</text:p>
      <text:p text:style-name="P1"/>
      <text:p text:style-name="P1">Today, we’re going to get into some more complicated ways to <text:span text:style-name="T6">filter, sort and </text:span>manipulate the data in our tables. The first thing we’ll do is practice doing math with the data in a column. Lets say we want to do some simple arithmetic with each value in a column. <text:span text:style-name="T1">We can accomplish that by using simple arithmetic operators. <text:s/>+ for plus, - for minus, * for multiply, / for divide, % for modulo </text:span></text:p>
      <text:p text:style-name="P2"/>
      <text:p text:style-name="P3">Lets say we want to get half the mileage of each truck in the truck_info table:</text:p>
      <text:p text:style-name="P3"/>
      <text:p text:style-name="P3">SELECT id, milage/2 FROM truck_info;</text:p>
      <text:p text:style-name="P3"/>
      <text:p text:style-name="P12">For a more real world example, lets say that I want to convert the milage of each truck to km so that I can compare it with Canadian trucks. To convert miles to kilometers, you simply multiply by 1.61</text:p>
      <text:p text:style-name="P3"/>
      <text:p text:style-name="P4">SELECT id, milage*1.61 FROM truck_info;</text:p>
      <text:p text:style-name="P4"/>
      <text:p text:style-name="P4">Suppose you wanted to see the milage in both metric and imperial units:</text:p>
      <text:p text:style-name="P4"/>
      <text:p text:style-name="P4">SELECT id, milage, milage*1.61 FROM truck_info;</text:p>
      <text:p text:style-name="P4"/>
      <text:p text:style-name="P4">Simple enough, but maybe not so easy to read. We can change the <text:span text:style-name="T2">title for a given column by assigning it an alias</text:span>. <text:span text:style-name="T2">An alias doesn’t change anything about the database and only “lives” for the duration of the query. We do this using the command AS. Fun fact, the word mileage is used even when we’re talking about kms, so we might rewrite the previous command like this:</text:span></text:p>
      <text:p text:style-name="P4"/>
      <text:p text:style-name="P5">SELECT id, milage AS mil<text:span text:style-name="T3">e</text:span>age_mi, milage*1.61 AS mil<text:span text:style-name="T3">e</text:span>age_km FROM truck_info;</text:p>
      <text:p text:style-name="P5"/>
      <text:p text:style-name="P5">Much easier to read.</text:p>
      <text:p text:style-name="P5"/>
      <text:p text:style-name="P6">We can also use arithmetic with the values in multiple columns rather than a constant. For example, we can calculate the number of miles each truck drove per year:</text:p>
      <text:p text:style-name="P6"/>
      <text:p text:style-name="P6">SELECT id, <text:span text:style-name="T4">2022-year AS age, </text:span><text:s/>milage/<text:span text:style-name="T4">(2022-year)</text:span> AS mi_per_year FROM truck_info;</text:p>
      <text:p text:style-name="P8"/>
      <text:p text:style-name="P6"/>
      <text:p text:style-name="P7">Lets play around with arithmetic: </text:p>
      <text:p text:style-name="P7"/>
      <text:p text:style-name="P11">EX 2 (10 min)</text:p>
      <text:p text:style-name="P7">Return the milage of the each truck in thousands of miles and give the column an appropriate title. </text:p>
      <text:p text:style-name="P10"/>
      <text:p text:style-name="P9">Return the average miles driven per month for each truck</text:p>
      <text:p text:style-name="P9"/>
      <text:p text:style-name="P9">Determine how many fewer miles a truck has driven than the truck that has the highest mileage.</text:p>
      <text:p text:style-name="P9"/>
      <text:p text:style-name="P9">Determine the difference between the average mileage and the mileage of each truck (hint: <text:span text:style-name="T5">you might need to perform two queries to answer this one</text:span>)</text:p>
      <text:p text:style-name="P11"><text:soft-page-break/>Complex queries:</text:p>
      <text:p text:style-name="P11"/>
      <text:p text:style-name="P11">The last exercise that I assigned involved two queries. First you needed to get the <text:s/>average of the milage column, then you needed to plug that value in as a constant to subtract from the <text:span text:style-name="T6">milage column. Most of you probably did this in two steps starting with something like:</text:span></text:p>
      <text:p text:style-name="P11"/>
      <text:p text:style-name="P13">SELECT MAX(milage) FROM truck_info;</text:p>
      <text:p text:style-name="P13"/>
      <text:p text:style-name="P13">Then plugging the result into a statement like this</text:p>
      <text:p text:style-name="P13"/>
      <text:p text:style-name="P13">SELECT id, milage-<text:span text:style-name="T7">249106</text:span> FROM truck_info:</text:p>
      <text:p text:style-name="P13"/>
      <text:p text:style-name="P13">That’s fine, except that it relies on a human being reading and interpreting the results of the first query in order to find the constant that needs to be added to the second. Often we want to interact with our databases with other computer applications, or use some kind of automated process to make our queries for us. Luckily we have the option of nesting queries together <text:span text:style-name="T7">into a complex query</text:span></text:p>
      <text:p text:style-name="P13"/>
      <text:p text:style-name="P14">SELECT id, milage-(SELECT MAX(milage) FROM truck_info) FROM truck_info;</text:p>
      <text:p text:style-name="P14"/>
      <text:p text:style-name="P14">As you can see, this query consists of two select statements, the one in the parentheses is executed first, and it’s return in plugged into the outer query. This can also be very hand<text:span text:style-name="T8">y</text:span> for filtering, for instance lets say that we’re concerned about outliers in our data and decide to see how excluding the trucks with the highest and lowest mileage effects the average milage in the set. We can exclude the highest mileage like so:</text:p>
      <text:p text:style-name="P14"/>
      <text:p text:style-name="P14">SELECT <text:span text:style-name="T8">AVG</text:span>(milage) FROM truck_info <text:span text:style-name="T8">WHERE NOT milage = (SELECT MAX(milage) FROM truck_info)</text:span>;</text:p>
      <text:p text:style-name="P14"/>
      <text:p text:style-name="P15">EX 3 10 min.</text:p>
      <text:p text:style-name="P15"/>
      <text:p text:style-name="P15">Use a nested query to return the average mileage excluding the truck with the lowest milage.</text:p>
      <text:p text:style-name="P15"/>
      <text:p text:style-name="P15">Use a nested query to return the average mileage excluding the trucks with the lowest milage and the highest milage.</text:p>
      <text:p text:style-name="P15"/>
      <text:p text:style-name="P15">Challenge: return all 3 averages in columns with appropriate titles.</text:p>
      <text:p text:style-name="P16"/>
      <text:p text:style-name="P17">You now know pretty much everything that you need to know in order to work with data in a single table. In the next lesson, we’ll be talking about combining the information in multiple tables, but before we do I want to introduce an important concept called a “view”. A VIEW can be thought of as a VIRTUAL TABLE. Another way to think of it is a saved SELECT statement. That was a little confusing for me when I first started studying this stuff, so I think it makes sense to talk a little about what we’re doing here, and why. Remember that a table is the basic data structure of a relational database. In a table, we have rows corresponding to observations, instances, or objects and columns corresponding to attributes of that observation. You’ll notice that this is the same organizational structure that is returned when we make a query from our database. Even if we run a query that returns a single value like:</text:p>
      <text:p text:style-name="P17"/>
      <text:p text:style-name="P17">SELECT MAX(milage) FROM truck_info;</text:p>
      <text:p text:style-name="P17"/>
      <text:p text:style-name="P18"><text:soft-page-break/>It’s returned as a single row in a single column titled MAX(milage). That means that the result of a SELECT statement is essentially a table in and of itself. When we create a view, the SELECT statement that we’ve made is stored in the database and can be invoked as if the results were a table. This has several advantages over just creating a new table:</text:p>
      <text:p text:style-name="P18"/>
      <text:p text:style-name="P18">1. It saves memory. If the information in our view is dependent on information already present in our database, it’d be wasteful to save it again in another form.</text:p>
      <text:p text:style-name="P18">2. It automatically updates. Since the view is dynamically generated from the tables in the database, changes in the tables are automatically applied to view. If we were to create a new table <text:span text:style-name="T9">it would always reflect the information from the other tables at the time it was created.</text:span></text:p>
      <text:p text:style-name="P19">3. They’re more secure. Later in this course, we’ll be learning about access control. The data efficiency of views means we can create many of them which only reflect the information that we want to share with various roles, then assign users access to only the views that are relevant to their work. Also changing or deleting the data in a view will not effect the integrity of the “master” data which is stored in the tables.</text:p>
      <text:p text:style-name="P19"/>
      <text:p text:style-name="P19">Lets make a couple of views that will be useful later. We might want to aggregate data about trucks in our database by model, so that we can compare individual trucks to them. First let<text:span text:style-name="T12">s</text:span> write a select statement to see what the view will look like:</text:p>
      <text:p text:style-name="P19"/>
      <text:p text:style-name="P20">SELECT <text:s/>make, <text:span text:style-name="T10">model, 2022-</text:span>AVG(<text:span text:style-name="T10">year</text:span>) <text:span text:style-name="T10">AS average_age, AVG(milage) AS average_milage, COUNT(model) as num_trucks FROM truck_info;</text:span></text:p>
      <text:p text:style-name="P20"/>
      <text:p text:style-name="P21">Now lets <text:span text:style-name="T11">turn that statement into a VIEW.</text:span></text:p>
      <text:p text:style-name="P21"/>
      <text:p text:style-name="P22">CREATE VIEW model_info AS <text:span text:style-name="T9">SELECT <text:s/>make, </text:span><text:span text:style-name="T10">model, 2022-</text:span><text:span text:style-name="T9">AVG(</text:span><text:span text:style-name="T10">year</text:span><text:span text:style-name="T9">) </text:span><text:span text:style-name="T10">AS average_age, AVG(milage) AS average_milage, COUNT(model) as num_trucks FROM truck_info;</text:span></text:p>
      <text:p text:style-name="P22"/>
      <text:p text:style-name="P22">You can verify that it worked by running the following:</text:p>
      <text:p text:style-name="P22"/>
      <text:p text:style-name="P22">SELECT * FROM model_info;</text:p>
      <text:p text:style-name="P22"/>
      <text:p text:style-name="P22">Congrats, you made your first VIEW and ran your first CREATE statement. We’ll be talking a lot more about those in future lessons.</text:p>
      <text:p text:style-name="P22"/>
      <text:p text:style-name="P22">EX 3 10 minutes:</text:p>
      <text:p text:style-name="P22"/>
      <text:p text:style-name="P22">Create a view that contains only the x, y <text:span text:style-name="T12">address, date_fixed and strheading columns for rows involving truck178. Call it truck178.</text:span></text:p>
      <text:p text:style-name="P22"/>
      <text:p text:style-name="P23">Create a view that contains all the truck names and the number of times they appear in the table. Order it from most frequent to least <text:s/>and give the view and columns appropriate nam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0T14:53:00.591845682</meta:creation-date>
    <meta:generator>LibreOffice/7.0.4.2$Linux_X86_64 LibreOffice_project/00$Build-2</meta:generator>
    <dc:date>2022-06-13T19:33:05.300717623</dc:date>
    <meta:editing-duration>PT21M57S</meta:editing-duration>
    <meta:editing-cycles>2</meta:editing-cycles>
    <meta:document-statistic meta:table-count="0" meta:image-count="0" meta:object-count="0" meta:page-count="3" meta:paragraph-count="50" meta:word-count="1276" meta:character-count="7300" meta:non-whitespace-character-count="6065"/>
  </office:meta>
</office:document-meta>
</file>